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2.891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4.55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4.2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UDAs.A1048576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1048576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1048576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UDA_Translations.A1048576">
          <table:error-message table:message-type="stop" table:display="true"/>
        </table:content-validation>
        <table:content-validation table:name="val6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Translations.B1048576">
          <table:error-message table:message-type="stop" table:display="true"/>
        </table:content-validation>
        <table:content-validation table:name="val7" table:condition="of:cell-content-is-in-list(&quot;Delete&quot;;&quot;Update&quot;;&quot;Create&quot;)" table:allow-empty-cell="true" table:display-list="unsorted" table:base-cell-address="UDA_Values.A1048576">
          <table:error-message table:message-type="stop" table:display="true"/>
        </table:content-validation>
        <table:content-validation table:name="val8" table:condition="of:cell-content-is-in-list(&quot;Delete&quot;;&quot;Update&quot;;&quot;Create&quot;)" table:allow-empty-cell="true" table:display-list="unsorted" table:base-cell-address="UDA_Value_Translations.A1048576">
          <table:error-message table:message-type="stop" table:display="true"/>
        </table:content-validation>
        <table:content-validation table:name="val9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Value_Translations.B1048576">
          <table:error-message table:message-type="stop" table:display="true"/>
        </table:content-validation>
        <table:content-validation table:name="val10" table:condition="of:cell-content-is-in-list(&quot;Delete&quot;;&quot;Update&quot;;&quot;Create&quot;)" table:allow-empty-cell="true" table:display-list="unsorted" table:base-cell-address="UDA_Defaults.A1048576">
          <table:error-message table:message-type="stop" table:display="true"/>
        </table:content-validation>
        <table:content-validation table:name="val11" table:condition="of:cell-content-is-in-list(&quot;No&quot;;&quot;Yes&quot;)" table:allow-empty-cell="true" table:display-list="unsorted" table:base-cell-address="UDA_Defaults.H1048576">
          <table:error-message table:message-type="stop" table:display="true"/>
        </table:content-validation>
      </table:content-validations>
      <table:table table:name="UD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  <table:table-cell table:style-name="ce1" office:value-type="string">
            <text:p>Display Typ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Single Value?</text:p>
          </table:table-cell>
          <table:table-cell table:style-name="ce1" office:value-type="string">
            <text:p>Filter Org ID</text:p>
          </table:table-cell>
          <table:table-cell table:style-name="ce1" office:value-type="string">
            <text:p>Filter Merch ID</text:p>
          </table:table-cell>
          <table:table-cell table:style-name="ce1" office:value-type="string">
            <text:p>Filter Merch ID Class</text:p>
          </table:table-cell>
          <table:table-cell table:style-name="ce1" office:value-type="string">
            <text:p>Filter Merch ID Subclass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 office:value-type="float" office:value="2506">
            <text:p>2506</text:p>
          </table:table-cell>
          <table:table-cell office:value-type="string">
            <text:p>uda_ff_create_test</text:p>
          </table:table-cell>
          <table:table-cell table:content-validation-name="val2" office:value-type="string">
            <text:p>Free Form Text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 table:number-rows-repeated="9999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</table:table>
      <table:table table:name="UDA_Translations" table:style-name="ta1" table:print="false">
        <table:table-column table:style-name="co1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</table:table-row>
        <table:table-row table:style-name="ro1" table:number-rows-repeated="10000">
          <table:table-cell table:content-validation-name="val5"/>
          <table:table-cell table:content-validation-name="val6"/>
          <table:table-cell table:number-columns-repeated="2"/>
        </table:table-row>
        <table:table-row table:style-name="ro1">
          <table:table-cell table:content-validation-name="val5"/>
          <table:table-cell table:content-validation-name="val6"/>
          <table:table-cell table:number-columns-repeated="2"/>
        </table:table-row>
      </table:table>
      <table:table table:name="UDA_Valu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 table:number-rows-repeated="10000">
          <table:table-cell table:content-validation-name="val7"/>
          <table:table-cell table:number-columns-repeated="3"/>
        </table:table-row>
        <table:table-row table:style-name="ro1">
          <table:table-cell table:content-validation-name="val7"/>
          <table:table-cell table:number-columns-repeated="3"/>
        </table:table-row>
      </table:table>
      <table:table table:name="UDA_Value_Translations" table:style-name="ta1" table:print="false">
        <table:table-column table:style-name="co11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 table:number-rows-repeated="10000">
          <table:table-cell table:content-validation-name="val8"/>
          <table:table-cell table:content-validation-name="val9"/>
          <table:table-cell table:number-columns-repeated="3"/>
        </table:table-row>
        <table:table-row table:style-name="ro1">
          <table:table-cell table:content-validation-name="val8"/>
          <table:table-cell table:content-validation-name="val9"/>
          <table:table-cell table:number-columns-repeated="3"/>
        </table:table-row>
      </table:table>
      <table:table table:name="UDA_Defaults" table:style-name="ta1" table:print="false">
        <table:table-column table:style-name="co11" table:number-columns-repeated="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Subclass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New UDA Value</text:p>
          </table:table-cell>
          <table:table-cell table:style-name="ce1" office:value-type="string">
            <text:p>UDA Required?</text:p>
          </table:table-cell>
        </table:table-row>
        <table:table-row table:style-name="ro1" table:number-rows-repeated="10000">
          <table:table-cell table:content-validation-name="val10"/>
          <table:table-cell table:number-columns-repeated="6"/>
          <table:table-cell table:content-validation-name="val11"/>
        </table:table-row>
        <table:table-row table:style-name="ro1">
          <table:table-cell table:content-validation-name="val10"/>
          <table:table-cell table:number-columns-repeated="6"/>
          <table:table-cell table:content-validation-name="val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8">08/11/2020</text:date>, <text:time>19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H24M16S</meta:editing-duration>
    <meta:editing-cycles>9</meta:editing-cycles>
    <meta:initial-creator>user user</meta:initial-creator>
    <dc:date>2020-11-08T19:33:17.66</dc:date>
    <dc:creator>Sachin Patel</dc:creator>
    <meta:document-statistic meta:table-count="5" meta:cell-count="38" meta:object-count="0"/>
  </office:meta>
</office:document-meta>
</file>